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046" officeooo:paragraph-rsid="0007d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9:12:09.271638828</meta:creation-date>
    <dc:date>2022-11-11T09:14:02.233936982</dc:date>
    <meta:editing-duration>PT1M5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